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2" style:family="table-cell" style:parent-style-name="Default" style:data-style-name="N0">
      <style:table-cell-properties fo:border-bottom="0.06pt solid #000000" fo:background-color="#b2b2b2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19" style:family="table-cell" style:parent-style-name="Default" style:data-style-name="N0">
      <style:table-cell-properties fo:background-color="#b2b2b2" fo:border="0.06pt solid #000000"/>
    </style:style>
    <style:style style:name="ce26" style:family="table-cell" style:parent-style-name="Default" style:data-style-name="N0">
      <style:table-cell-properties fo:border-bottom="0.06pt solid #000000" fo:background-color="#b2b2b2" fo:border-left="0.06pt solid #000000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 fo:wrap-option="wrap" style:vertical-align="automatic"/>
      <style:text-properties style:font-name="Liberation Serif" style:font-name-asian="Liberation Serif1" style:font-name-complex="Liberation Serif1"/>
    </style:style>
    <style:style style:name="ce33" style:family="table-cell" style:parent-style-name="Default" style:data-style-name="N0">
      <style:table-cell-properties fo:border-bottom="0.06pt solid #000000" fo:background-color="#b2b2b2" fo:border-left="none" fo:border-right="none" fo:border-top="0.06pt solid #000000"/>
      <style:text-properties style:font-name="Liberation Serif" style:font-name-asian="Liberation Serif1" style:font-name-complex="Liberation Serif1"/>
    </style:style>
    <style:style style:name="ce3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47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25" style:family="table-cell" style:parent-style-name="Default" style:data-style-name="N10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ce27" style:family="table-cell" style:parent-style-name="Default" style:data-style-name="N1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ize="12pt" style:font-name-asian="Liberation Serif1" style:font-size-asian="12pt" style:font-name-complex="Liberation Serif1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Evaluation.A1">
          <table:error-message table:message-type="stop" table:display="true"/>
        </table:content-validation>
      </table:content-validations>
      <table:table table:name="Evaluation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7"/>
        <table:table-column table:style-name="co3" table:default-cell-style-name="ce37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46"/>
        <table:table-column table:style-name="co7" table:default-cell-style-name="ce25"/>
        <table:table-row table:style-name="ro1">
          <table:table-cell table:style-name="ce2" office:value-type="string" calcext:value-type="string">
            <text:p>Exercic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42"/>
          <table:table-cell table:style-name="Default"/>
        </table:table-row>
        <table:table-row table:style-name="ro1">
          <table:table-cell table:style-name="ce2" office:value-type="string" calcext:value-type="string">
            <text:p>Questio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44"/>
          <table:table-cell table:style-name="Default"/>
        </table:table-row>
        <table:table-row table:style-name="ro1">
          <table:table-cell table:style-name="ce9" office:value-type="string" calcext:value-type="string">
            <text:p>Déscription</text:p>
          </table:table-cell>
          <table:table-cell table:style-name="ce3" office:value-type="string" calcext:value-type="string">
            <text:p>Pyth. Redac.</text:p>
          </table:table-cell>
          <table:table-cell table:style-name="ce3" office:value-type="string" calcext:value-type="string">
            <text:p>Pyth. Calc.</text:p>
          </table:table-cell>
          <table:table-cell table:number-columns-repeated="2" table:style-name="ce34" office:value-type="string" calcext:value-type="string">
            <text:p>Manipuler grandeurs</text:p>
          </table:table-cell>
          <table:table-cell office:value-type="string" calcext:value-type="string">
            <text:p>Manipuler grandeurs</text:p>
          </table:table-cell>
          <table:table-cell table:style-name="ce44"/>
          <table:table-cell table:style-name="Default"/>
        </table:table-row>
        <table:table-row table:style-name="ro1">
          <table:table-cell table:style-name="ce19" office:value-type="string" calcext:value-type="string">
            <text:p>Communiqu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4"/>
          <table:table-cell table:style-name="Default"/>
        </table:table-row>
        <table:table-row table:style-name="ro1">
          <table:table-cell table:style-name="ce19" office:value-type="string" calcext:value-type="string">
            <text:p>Calcu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44"/>
          <table:table-cell table:style-name="Default"/>
        </table:table-row>
        <table:table-row table:style-name="ro1">
          <table:table-cell table:style-name="ce19" office:value-type="string" calcext:value-type="string">
            <text:p>Représenter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4"/>
          <table:table-cell table:style-name="Default"/>
        </table:table-row>
        <table:table-row table:style-name="ro1">
          <table:table-cell table:style-name="ce19" office:value-type="string" calcext:value-type="string">
            <text:p>Raisonn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44"/>
          <table:table-cell table:style-name="Default"/>
        </table:table-row>
        <table:table-row table:style-name="ro1">
          <table:table-cell table:style-name="ce19" office:value-type="string" calcext:value-type="string">
            <text:p>Chercher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4"/>
          <table:table-cell table:style-name="Default"/>
        </table:table-row>
        <table:table-row table:style-name="ro1">
          <table:table-cell table:style-name="ce19" office:value-type="string" calcext:value-type="string">
            <text:p>Modélis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4"/>
          <table:table-cell table:style-name="Default"/>
        </table:table-row>
        <table:table-row table:style-name="ro2">
          <table:table-cell table:style-name="ce26" office:value-type="string" calcext:value-type="string">
            <text:p>Point Max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" table:formula="of:=&quot; /&quot;&amp;SUM([.B10:.F10])" office:value-type="string" office:string-value=" /10" calcext:value-type="string">
            <text:p><text:s/>/10</text:p>
          </table:table-cell>
          <table:table-cell table:style-name="ce20" office:value-type="string" calcext:value-type="string">
            <text:p>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5 Prénom2" calcext:value-type="string">
            <text:p>NOM5 Prénom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.5" calcext:value-type="float">
            <text:p>0,5</text:p>
          </table:table-cell>
          <table:table-cell table:formula="of:=SUM([.B11:.F11])" office:value-type="float" office:value="7" calcext:value-type="float">
            <text:p>7</text:p>
          </table:table-cell>
          <table:table-cell table:formula="of:=[.G11]/SUM([.$B$10:.$F$10])" office:value-type="percentage" office:value="0.7" calcext:value-type="percentage">
            <text:p>7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26 Prénom1" calcext:value-type="string">
            <text:p>NOM26 Prénom1</text:p>
          </table:table-cell>
          <table:table-cell table:style-name="ce22" table:content-validation-name="val1" office:value-type="float" office:value="1" calcext:value-type="float">
            <text:p>1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formula="of:=SUM([.B12:.F12])" office:value-type="float" office:value="8" calcext:value-type="float">
            <text:p>8</text:p>
          </table:table-cell>
          <table:table-cell table:style-name="ce27" table:formula="of:=[.G12]/SUM([.$B$10:.$F$10])" office:value-type="percentage" office:value="0.8" calcext:value-type="percentage">
            <text:p>8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22 Prénom12" calcext:value-type="string">
            <text:p>NOM22 Prénom12</text:p>
          </table:table-cell>
          <table:table-cell table:number-columns-repeated="2" table:content-validation-name="val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formula="of:=SUM([.B13:.F13])" office:value-type="float" office:value="6" calcext:value-type="float">
            <text:p>6</text:p>
          </table:table-cell>
          <table:table-cell table:formula="of:=[.G13]/SUM([.$B$10:.$F$10])" office:value-type="percentage" office:value="0.6" calcext:value-type="percentage">
            <text:p>6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9 Prénom14" calcext:value-type="string">
            <text:p>NOM9 Prénom14</text:p>
          </table:table-cell>
          <table:table-cell table:style-name="ce22" table:content-validation-name="val1" office:value-type="float" office:value="3" calcext:value-type="float">
            <text:p>3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" table:formula="of:=SUM([.B14:.F14])" office:value-type="float" office:value="9" calcext:value-type="float">
            <text:p>9</text:p>
          </table:table-cell>
          <table:table-cell table:style-name="ce27" table:formula="of:=[.G14]/SUM([.$B$10:.$F$10])" office:value-type="percentage" office:value="0.9" calcext:value-type="percentage">
            <text:p>9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23 Prénom14" calcext:value-type="string">
            <text:p>NOM23 Prénom14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formula="of:=SUM([.B15:.F15])" office:value-type="float" office:value="10" calcext:value-type="float">
            <text:p>10</text:p>
          </table:table-cell>
          <table:table-cell table:formula="of:=[.G15]/SUM([.$B$10:.$F$10])" office:value-type="percentage" office:value="1" calcext:value-type="percentage">
            <text:p>10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4 Prénom24" calcext:value-type="string">
            <text:p>NOM4 Prénom24</text:p>
          </table:table-cell>
          <table:table-cell table:style-name="ce22" table:content-validation-name="val1" office:value-type="float" office:value="3" calcext:value-type="float">
            <text:p>3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formula="of:=SUM([.B16:.F16])" office:value-type="float" office:value="10" calcext:value-type="float">
            <text:p>10</text:p>
          </table:table-cell>
          <table:table-cell table:style-name="ce27" table:formula="of:=[.G16]/SUM([.$B$10:.$F$10])" office:value-type="percentage" office:value="1" calcext:value-type="percentage">
            <text:p>10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25 Prénom5" calcext:value-type="string">
            <text:p>NOM25 Prénom5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formula="of:=SUM([.B17:.F17])" office:value-type="float" office:value="10" calcext:value-type="float">
            <text:p>10</text:p>
          </table:table-cell>
          <table:table-cell table:formula="of:=[.G17]/SUM([.$B$10:.$F$10])" office:value-type="percentage" office:value="1" calcext:value-type="percentage">
            <text:p>10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24 Prénom18" calcext:value-type="string">
            <text:p>NOM24 Prénom18</text:p>
          </table:table-cell>
          <table:table-cell table:style-name="ce22" table:content-validation-name="val1" office:value-type="float" office:value="3" calcext:value-type="float">
            <text:p>3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formula="of:=SUM([.B18:.F18])" office:value-type="float" office:value="10" calcext:value-type="float">
            <text:p>10</text:p>
          </table:table-cell>
          <table:table-cell table:style-name="ce27" table:formula="of:=[.G18]/SUM([.$B$10:.$F$10])" office:value-type="percentage" office:value="1" calcext:value-type="percentage">
            <text:p>10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20 Prénom29" calcext:value-type="string">
            <text:p>NOM20 Prénom29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formula="of:=SUM([.B19:.F19])" office:value-type="float" office:value="6" calcext:value-type="float">
            <text:p>6</text:p>
          </table:table-cell>
          <table:table-cell table:formula="of:=[.G19]/SUM([.$B$10:.$F$10])" office:value-type="percentage" office:value="0.6" calcext:value-type="percentage">
            <text:p>6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28 Prénom13" calcext:value-type="string">
            <text:p>NOM28 Prénom13</text:p>
          </table:table-cell>
          <table:table-cell table:style-name="ce22" table:content-validation-name="val1" office:value-type="float" office:value="1" calcext:value-type="float">
            <text:p>1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7" table:formula="of:=SUM([.B20:.F20])" office:value-type="float" office:value="7" calcext:value-type="float">
            <text:p>7</text:p>
          </table:table-cell>
          <table:table-cell table:style-name="ce27" table:formula="of:=[.G20]/SUM([.$B$10:.$F$10])" office:value-type="percentage" office:value="0.7" calcext:value-type="percentage">
            <text:p>7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18 Prénom21" calcext:value-type="string">
            <text:p>NOM18 Prénom21</text:p>
          </table:table-cell>
          <table:table-cell table:number-columns-repeated="2" table:content-validation-name="val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a</text:p>
          </table:table-cell>
          <table:table-cell table:formula="of:=SUM([.B21:.F21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2 Prénom27" calcext:value-type="string">
            <text:p>NOM2 Prénom27</text:p>
          </table:table-cell>
          <table:table-cell table:style-name="ce22" table:content-validation-name="val1" office:value-type="float" office:value="3" calcext:value-type="float">
            <text:p>3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" table:formula="of:=SUM([.B22:.F22])" office:value-type="float" office:value="9" calcext:value-type="float">
            <text:p>9</text:p>
          </table:table-cell>
          <table:table-cell table:style-name="ce27" table:formula="of:=[.G22]/SUM([.$B$10:.$F$10])" office:value-type="percentage" office:value="0.9" calcext:value-type="percentage">
            <text:p>9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20 Prénom24" calcext:value-type="string">
            <text:p>NOM20 Prénom24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formula="of:=SUM([.B23:.F23])" office:value-type="float" office:value="10" calcext:value-type="float">
            <text:p>10</text:p>
          </table:table-cell>
          <table:table-cell table:formula="of:=[.G23]/SUM([.$B$10:.$F$10])" office:value-type="percentage" office:value="1" calcext:value-type="percentage">
            <text:p>10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11 Prénom19" calcext:value-type="string">
            <text:p>NOM11 Prénom19</text:p>
          </table:table-cell>
          <table:table-cell table:number-columns-repeated="2" table:style-name="ce22" table:content-validation-name="val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formula="of:=SUM([.B24:.F24])" office:value-type="float" office:value="9" calcext:value-type="float">
            <text:p>9</text:p>
          </table:table-cell>
          <table:table-cell table:style-name="ce27" table:formula="of:=[.G24]/SUM([.$B$10:.$F$10])" office:value-type="percentage" office:value="0.9" calcext:value-type="percentage">
            <text:p>9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27 Prénom1" calcext:value-type="string">
            <text:p>NOM27 Prénom1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formula="of:=SUM([.B25:.F25])" office:value-type="float" office:value="10" calcext:value-type="float">
            <text:p>10</text:p>
          </table:table-cell>
          <table:table-cell table:formula="of:=[.G25]/SUM([.$B$10:.$F$10])" office:value-type="percentage" office:value="1" calcext:value-type="percentage">
            <text:p>10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7 Prénom8" calcext:value-type="string">
            <text:p>NOM7 Prénom8</text:p>
          </table:table-cell>
          <table:table-cell table:style-name="ce22" table:content-validation-name="val1" office:value-type="float" office:value="3" calcext:value-type="float">
            <text:p>3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formula="of:=SUM([.B26:.F26])" office:value-type="float" office:value="10" calcext:value-type="float">
            <text:p>10</text:p>
          </table:table-cell>
          <table:table-cell table:style-name="ce27" table:formula="of:=[.G26]/SUM([.$B$10:.$F$10])" office:value-type="percentage" office:value="1" calcext:value-type="percentage">
            <text:p>10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1 Prénom6" calcext:value-type="string">
            <text:p>NOM1 Prénom6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formula="of:=SUM([.B27:.F27])" office:value-type="float" office:value="8" calcext:value-type="float">
            <text:p>8</text:p>
          </table:table-cell>
          <table:table-cell table:formula="of:=[.G27]/SUM([.$B$10:.$F$10])" office:value-type="percentage" office:value="0.8" calcext:value-type="percentage">
            <text:p>8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14 Prénom17" calcext:value-type="string">
            <text:p>NOM14 Prénom17</text:p>
          </table:table-cell>
          <table:table-cell table:style-name="ce22" table:content-validation-name="val1" office:value-type="float" office:value="1" calcext:value-type="float">
            <text:p>1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" table:formula="of:=SUM([.B28:.F28])" office:value-type="float" office:value="7" calcext:value-type="float">
            <text:p>7</text:p>
          </table:table-cell>
          <table:table-cell table:style-name="ce27" table:formula="of:=[.G28]/SUM([.$B$10:.$F$10])" office:value-type="percentage" office:value="0.7" calcext:value-type="percentage">
            <text:p>7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30 Prénom28" calcext:value-type="string">
            <text:p>NOM30 Prénom28</text:p>
          </table:table-cell>
          <table:table-cell table:number-columns-repeated="2" table:content-validation-name="val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a</text:p>
          </table:table-cell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24 Prénom11" calcext:value-type="string">
            <text:p>NOM24 Prénom11</text:p>
          </table:table-cell>
          <table:table-cell table:style-name="ce22" table:content-validation-name="val1" office:value-type="float" office:value="3" calcext:value-type="float">
            <text:p>3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" table:formula="of:=SUM([.B30:.F30])" office:value-type="float" office:value="7" calcext:value-type="float">
            <text:p>7</text:p>
          </table:table-cell>
          <table:table-cell table:style-name="ce27" table:formula="of:=[.G30]/SUM([.$B$10:.$F$10])" office:value-type="percentage" office:value="0.7" calcext:value-type="percentage">
            <text:p>7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7 Prénom7" calcext:value-type="string">
            <text:p>NOM7 Prénom7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formula="of:=SUM([.B31:.F31])" office:value-type="float" office:value="9" calcext:value-type="float">
            <text:p>9</text:p>
          </table:table-cell>
          <table:table-cell table:formula="of:=[.G31]/SUM([.$B$10:.$F$10])" office:value-type="percentage" office:value="0.9" calcext:value-type="percentage">
            <text:p>9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11 Prénom30" calcext:value-type="string">
            <text:p>NOM11 Prénom30</text:p>
          </table:table-cell>
          <table:table-cell table:style-name="ce22" table:content-validation-name="val1" office:value-type="float" office:value="3" calcext:value-type="float">
            <text:p>3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7" table:formula="of:=SUM([.B32:.F32])" office:value-type="float" office:value="8" calcext:value-type="float">
            <text:p>8</text:p>
          </table:table-cell>
          <table:table-cell table:style-name="ce27" table:formula="of:=[.G32]/SUM([.$B$10:.$F$10])" office:value-type="percentage" office:value="0.8" calcext:value-type="percentage">
            <text:p>8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12 Prénom23" calcext:value-type="string">
            <text:p>NOM12 Prénom23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formula="of:=SUM([.B33:.F33])" office:value-type="float" office:value="10" calcext:value-type="float">
            <text:p>10</text:p>
          </table:table-cell>
          <table:table-cell table:formula="of:=[.G33]/SUM([.$B$10:.$F$10])" office:value-type="percentage" office:value="1" calcext:value-type="percentage">
            <text:p>10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7 Prénom23" calcext:value-type="string">
            <text:p>NOM7 Prénom23</text:p>
          </table:table-cell>
          <table:table-cell table:number-columns-repeated="2" table:style-name="ce22" table:content-validation-name="val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formula="of:=SUM([.B34:.F34])" office:value-type="float" office:value="9" calcext:value-type="float">
            <text:p>9</text:p>
          </table:table-cell>
          <table:table-cell table:style-name="ce27" table:formula="of:=[.G34]/SUM([.$B$10:.$F$10])" office:value-type="percentage" office:value="0.9" calcext:value-type="percentage">
            <text:p>90 %</text:p>
          </table:table-cell>
        </table:table-row>
        <table:table-row table:style-name="ro2">
          <table:table-cell table:formula="of:=&quot;NOM&quot;&amp;RANDBETWEEN(1;30)&amp;&quot; Prénom&quot;&amp;RANDBETWEEN(1;30)" office:value-type="string" office:string-value="NOM26 Prénom5" calcext:value-type="string">
            <text:p>NOM26 Prénom5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formula="of:=SUM([.B35:.F35])" office:value-type="float" office:value="10" calcext:value-type="float">
            <text:p>10</text:p>
          </table:table-cell>
          <table:table-cell table:formula="of:=[.G35]/SUM([.$B$10:.$F$10])" office:value-type="percentage" office:value="1" calcext:value-type="percentage">
            <text:p>100 %</text:p>
          </table:table-cell>
        </table:table-row>
        <table:table-row table:style-name="ro2">
          <table:table-cell table:style-name="ce33" table:formula="of:=&quot;NOM&quot;&amp;RANDBETWEEN(1;30)&amp;&quot; Prénom&quot;&amp;RANDBETWEEN(1;30)" office:value-type="string" office:string-value="NOM9 Prénom28" calcext:value-type="string">
            <text:p>NOM9 Prénom28</text:p>
          </table:table-cell>
          <table:table-cell table:style-name="ce22" table:content-validation-name="val1" office:value-type="float" office:value="3" calcext:value-type="float">
            <text:p>3</text:p>
          </table:table-cell>
          <table:table-cell table:style-name="ce22" table:content-validation-name="val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" table:formula="of:=SUM([.B36:.F36])" office:value-type="float" office:value="9" calcext:value-type="float">
            <text:p>9</text:p>
          </table:table-cell>
          <table:table-cell table:style-name="ce27" table:formula="of:=[.G36]/SUM([.$B$10:.$F$10])" office:value-type="percentage" office:value="0.9" calcext:value-type="percentage">
            <text:p>9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 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2:28:44.08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3-12-03T12:38:55.176000000</dc:date>
    <meta:editing-cycles>27</meta:editing-cycles>
    <meta:editing-duration>PT1H22M48S</meta:editing-duration>
    <meta:document-statistic meta:table-count="1" meta:cell-count="270" meta:object-count="0"/>
  </office:meta>
</office:document-meta>
</file>